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officeooo:rsid="0007c242" officeooo:paragraph-rsid="0007c242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.101cm" style:contextual-spacing="false" fo:text-align="center" style:justify-single-word="false"/>
      <style:text-properties fo:font-size="11pt" officeooo:rsid="0007c242" officeooo:paragraph-rsid="0009ff68" style:font-size-asian="11pt" style:font-size-complex="11pt"/>
    </style:style>
    <style:style style:name="P3" style:family="paragraph" style:parent-style-name="Standard">
      <style:paragraph-properties fo:margin-top="0cm" fo:margin-bottom="0.101cm" style:contextual-spacing="false" fo:text-align="center" style:justify-single-word="false"/>
      <style:text-properties fo:font-size="6pt" style:text-underline-style="solid" style:text-underline-width="auto" style:text-underline-color="font-color" officeooo:rsid="0007c242" officeooo:paragraph-rsid="0009ff68" style:font-size-asian="5.25pt" style:font-size-complex="6pt"/>
    </style:style>
    <style:style style:name="P4" style:family="paragraph" style:parent-style-name="Standard">
      <style:paragraph-properties fo:margin-top="0cm" fo:margin-bottom="0.101cm" style:contextual-spacing="false" fo:text-align="center" style:justify-single-word="false"/>
      <style:text-properties fo:font-size="11pt" style:text-underline-style="solid" style:text-underline-width="auto" style:text-underline-color="font-color" officeooo:rsid="0007c242" officeooo:paragraph-rsid="0009ff68" style:font-size-asian="11pt" style:font-size-complex="11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fo:font-weight="bold" officeooo:rsid="00089713" officeooo:paragraph-rsid="00089713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6pt" style:font-size-asian="5.25pt" style:font-size-complex="6pt"/>
    </style:style>
    <style:style style:name="P8" style:family="paragraph" style:parent-style-name="Standard">
      <style:text-properties officeooo:paragraph-rsid="00089713"/>
    </style:style>
    <style:style style:name="T1" style:family="text">
      <style:text-properties officeooo:rsid="0008971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89713"/>
    </style:style>
    <style:style style:name="T4" style:family="text">
      <style:text-properties style:text-underline-style="none" officeooo:rsid="00089713"/>
    </style:style>
    <style:style style:name="T5" style:family="text">
      <style:text-properties style:text-underline-style="solid" style:text-underline-width="auto" style:text-underline-color="font-color" officeooo:rsid="0009ff68"/>
    </style:style>
    <style:style style:name="T6" style:family="text">
      <style:text-properties style:text-underline-style="none" officeooo:rsid="0009ff68"/>
    </style:style>
    <style:style style:name="T7" style:family="text">
      <style:text-properties style:text-underline-style="none"/>
    </style:style>
    <style:style style:name="T8" style:family="text">
      <style:text-properties officeooo:rsid="0009ff6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fo:font-weight="bold" officeooo:rsid="00089713" style:font-size-asian="11pt" style:font-weight-asian="bold" style:font-size-complex="11pt" style:font-weight-complex="bold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font-size="11pt" officeooo:rsid="00089713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 R A G E - / <text:s text:c="2"/></text:span>A N T W O R T B O G E N</text:p>
      <text:p text:style-name="P2"><text:span text:style-name="T2"/></text:p>
      <text:p text:style-name="P2"><text:span text:style-name="T2">Nachname (Matrikelnummer</text:span><text:span text:style-name="T3">)</text:span><text:span text:style-name="T4"> <text:s text:c="2"/></text:span><text:span text:style-name="T5">Nachname (Matrikelnummer)</text:span><text:span text:style-name="T6"> <text:s text:c="2"/></text:span><text:span text:style-name="T5">Nachname (Matrikelnummer)</text:span></text:p>
      <text:p text:style-name="P3"/>
      <text:p text:style-name="P4">Nachname (Matrikelnummer)<text:span text:style-name="T7"> <text:s text:c="2"/></text:span><text:span text:style-name="T8">Nachname (Matrikelnummer)</text:span></text:p>
      <text:p text:style-name="P5"/>
      <text:p text:style-name="P5"/>
      <text:p text:style-name="P6">Univariate Datenanalyse:</text:p>
      <text:p text:style-name="P7"/>
      <text:p text:style-name="P5"><text:span text:style-name="T9">(1P) </text:span>Welche Variable weist die höchste Standardabweichung auf?</text:p>
      <text:p text:style-name="P5"/>
      <text:p text:style-name="P5"><text:span text:style-name="T9">(1P) </text:span>Für wie viele Erwachsene wurden maximal Übernachtungen gebucht?</text:p>
      <text:p text:style-name="P5"/>
      <text:p text:style-name="P5"/>
      <text:p text:style-name="P6">Bivariate Datenanalyse:</text:p>
      <text:p text:style-name="P7"><text:span text:style-name="T9"/></text:p>
      <text:p text:style-name="P5"><text:span text:style-name="T9">(2P) </text:span>Welche unabhängige Variable hat den stärksten Einfluss auf die abhängige Variable?</text:p>
      <text:p text:style-name="P5"/>
      <text:p text:style-name="P5"><text:span text:style-name="T9">(2P)</text:span> Zwischen welchen unabhängigen Variablen liegt der schwächste Korrelationskoeffizient vor?</text:p>
      <text:p text:style-name="P5"/>
      <text:p text:style-name="P5"/>
      <text:p text:style-name="P6">Features spezifizieren:</text:p>
      <text:p text:style-name="P7"/>
      <text:p text:style-name="P5"><text:span text:style-name="T9">(2P) </text:span>Welche Funktion hat der StandardScaler() in der Datenvorverarbeitung?</text:p>
      <text:p text:style-name="P5"/>
      <text:p text:style-name="P5"/>
      <text:p text:style-name="P6">Multivariate Datenanalyse:</text:p>
      <text:p text:style-name="P7"/>
      <text:p text:style-name="P5"><text:span text:style-name="T9">(1P) </text:span>Welches Regressionsmodell wird zur Vorhersage der abhängigen Variable verwendet?</text:p>
      <text:p text:style-name="P5"/>
      <text:p text:style-name="P5"><text:span text:style-name="T9">(2P) </text:span>Welcher Grad an Varia<text:span text:style-name="T8">n</text:span>zaufklärung wird mit dem Regressionsmodell erreicht?</text:p>
      <text:p text:style-name="P5"/>
      <text:p text:style-name="P5"><text:span text:style-name="T9">(2P) </text:span>Welche unabhängige Variable hat den stärksten Einfluss auf die abhängige Variable?</text:p>
      <text:p text:style-name="P5"/>
      <text:p text:style-name="P5"><text:span text:style-name="T9">(2P) </text:span>Welche unabhängige Variable reduziert das Risiko einer Hotelstornierung am stärksten?</text:p>
      <text:p text:style-name="P5"/>
      <text:p text:style-name="P5"><text:span text:style-name="T9">(1P) </text:span>Welche Genauigkeit erzielt das Regressionsmodell?</text:p>
      <text:p text:style-name="P5"/>
      <text:p text:style-name="P5"/>
      <text:p text:style-name="P6">Neuronales Netz:</text:p>
      <text:p text:style-name="P7"/>
      <text:p text:style-name="P5"><text:span text:style-name="T9">(2P) </text:span>Wie viele Neuronen weist das Neuronale Netz auf?</text:p>
      <text:p text:style-name="P5"/>
      <text:p text:style-name="P5"><text:span text:style-name="T9">(1P) </text:span>Wie viele Epochen werden für das Training des Neuronalen Netzes verwendet?</text:p>
      <text:p text:style-name="P5"/>
      <text:p text:style-name="P5"><text:span text:style-name="T9">(2P) </text:span>Verbessert sich die Performance des Neuronalen Netzes bei doppelter Epochenanzahl (N=20)?</text:p>
      <text:p text:style-name="P5"/>
      <text:p text:style-name="P5"><text:span text:style-name="T9">(1P) </text:span>Welche Genauigkeit erzielt das Neuronale Netz?</text:p>
      <text:p text:style-name="P5"/>
      <text:p text:style-name="P5"/>
      <text:p text:style-name="P6">Modellentscheidung:</text:p>
      <text:p text:style-name="P5"/>
      <text:p text:style-name="Standard"><text:span text:style-name="T10">(</text:span><text:span text:style-name="T11">2</text:span><text:span text:style-name="T10">P) </text:span><text:span text:style-name="T12">Warum ist im vorliegenden Beispiel das statistische Modell vor dem Neuronalen Netz zu bevorzugen?</text:span></text:p>
      <text:p text:style-name="P5"/>
      <text:p text:style-name="P8"><text:span text:style-name="T11">(1P)</text:span><text:span text:style-name="T13"> Was unterscheidet das Regressionsmodell vom Neuronale Netz hinsichtlich der Datenverwendung?</text:span></text:p>
      <text:p text:style-name="P8"><text:span text:style-name="T13"/></text:p>
      <text:p text:style-name="P8"><text:span text:style-name="T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2:27:33.078735589</meta:creation-date>
    <dc:date>2024-11-30T18:12:31.858677999</dc:date>
    <meta:editing-duration>PT15M9S</meta:editing-duration>
    <meta:editing-cycles>5</meta:editing-cycles>
    <meta:generator>LibreOffice/24.8.3.2$Linux_X86_64 LibreOffice_project/e14c9fdd1f585efcbb2c5363087a99d20928d522</meta:generator>
    <meta:document-statistic meta:table-count="0" meta:image-count="0" meta:object-count="0" meta:page-count="1" meta:paragraph-count="25" meta:word-count="203" meta:character-count="1560" meta:non-whitespace-character-count="1374"/>
  </office:meta>
</office:document-meta>
</file>